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26041666666667cm" style:use-optimal-column-width="true"/>
    </style:style>
    <style:style style:name="co2" style:family="table-column">
      <style:table-column-properties fo:break-before="auto" style:column-width="1.20385416666667cm" style:use-optimal-column-width="true"/>
    </style:style>
    <style:style style:name="co3" style:family="table-column">
      <style:table-column-properties fo:break-before="auto" style:column-width="11.2447916666667cm" style:use-optimal-column-width="true"/>
    </style:style>
    <style:style style:name="co4" style:family="table-column">
      <style:table-column-properties fo:break-before="auto" style:column-width="6.64104166666667cm" style:use-optimal-column-width="true"/>
    </style:style>
    <style:style style:name="co5" style:family="table-column">
      <style:table-column-properties fo:break-before="auto" style:column-width="2.98979166666667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15635416666667cm"/>
    </style:style>
    <style:style style:name="co10" style:family="table-column">
      <style:table-column-properties fo:break-before="auto" style:column-width="2.1828125cm"/>
    </style:style>
    <style:style style:name="co11" style:family="table-column">
      <style:table-column-properties fo:break-before="auto" style:column-width="2.28864583333333cm"/>
    </style:style>
    <style:style style:name="co12" style:family="table-column">
      <style:table-column-properties fo:break-before="auto" style:column-width="3.00302083333333cm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95552083333333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36802083333333cm"/>
    </style:style>
    <style:style style:name="co18" style:family="table-column">
      <style:table-column-properties fo:break-before="auto" style:column-width="2.5003125cm"/>
    </style:style>
    <style:style style:name="co19" style:family="table-column">
      <style:table-column-properties fo:break-before="auto" style:column-width="2.60614583333333cm"/>
    </style:style>
    <style:style style:name="co20" style:family="table-column">
      <style:table-column-properties fo:break-before="auto" style:column-width="2.5796875cm"/>
    </style:style>
    <style:style style:name="co21" style:family="table-column">
      <style:table-column-properties fo:break-before="auto" style:column-width="2.01083333333333cm" style:use-optimal-column-width="true"/>
    </style:style>
    <style:style style:name="co22" style:family="table-column">
      <style:table-column-properties fo:break-before="auto" style:column-width="2.460625cm"/>
    </style:style>
    <style:style style:name="co23" style:family="table-column">
      <style:table-column-properties fo:break-before="auto" style:column-width="2.56645833333333cm"/>
    </style:style>
    <style:style style:name="co24" style:family="table-column">
      <style:table-column-properties fo:break-before="auto" style:column-width="2.98979166666667cm"/>
    </style:style>
    <style:style style:name="co25" style:family="table-column">
      <style:table-column-properties fo:break-before="auto" style:column-width="2.67229166666667cm"/>
    </style:style>
    <style:style style:name="co26" style:family="table-column">
      <style:table-column-properties fo:break-before="auto" style:column-width="2.2621875cm"/>
    </style:style>
    <style:style style:name="co27" style:family="table-column">
      <style:table-column-properties fo:break-before="auto" style:column-width="2.03729166666667cm"/>
    </style:style>
    <style:style style:name="co28" style:family="table-column">
      <style:table-column-properties fo:break-before="auto" style:column-width="2.68552083333333cm"/>
    </style:style>
    <style:style style:name="co29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ugust_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default-cell-style-name="ce1"/>
        <table:table-column table:style-name="co14" table:default-cell-style-name="ce1"/>
        <table:table-column table:style-name="co1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6" table:default-cell-style-name="ce1"/>
        <table:table-column table:style-name="co21" table:default-cell-style-name="ce1"/>
        <table:table-column table:style-name="co22" table:default-cell-style-name="ce1"/>
        <table:table-column table:style-name="co21" table:default-cell-style-name="ce1"/>
        <table:table-column table:style-name="co23" table:default-cell-style-name="ce1"/>
        <table:table-column table:style-name="co24" table:default-cell-style-name="ce1"/>
        <table:table-column table:style-name="co6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28" table:style-name="ce4">
            <text:p>328</text:p>
          </table:table-cell>
          <table:table-cell office:value-type="float" office:value="312.77174000000002" table:style-name="ce4">
            <text:p>313</text:p>
          </table:table-cell>
          <table:table-cell office:value-type="float" office:value="821" table:style-name="ce4">
            <text:p>821</text:p>
          </table:table-cell>
          <table:table-cell office:value-type="float" office:value="800.05752000000007" table:style-name="ce4">
            <text:p>800</text:p>
          </table:table-cell>
          <table:table-cell office:value-type="float" office:value="3333" table:style-name="ce4">
            <text:p>3,333</text:p>
          </table:table-cell>
          <table:table-cell office:value-type="float" office:value="3254.8390299999992" table:style-name="ce4">
            <text:p>3,255</text:p>
          </table:table-cell>
          <table:table-cell office:value-type="float" office:value="1867" table:style-name="ce4">
            <text:p>1,867</text:p>
          </table:table-cell>
          <table:table-cell office:value-type="float" office:value="1822.4861800000003" table:style-name="ce4">
            <text:p>1,822</text:p>
          </table:table-cell>
          <table:table-cell office:value-type="float" office:value="162" table:style-name="ce4">
            <text:p>162</text:p>
          </table:table-cell>
          <table:table-cell office:value-type="float" office:value="157.5539" table:style-name="ce4">
            <text:p>158</text:p>
          </table:table-cell>
          <table:table-cell office:value-type="float" office:value="56" table:style-name="ce4">
            <text:p>56</text:p>
          </table:table-cell>
          <table:table-cell office:value-type="float" office:value="54.601360000000007" table:style-name="ce4">
            <text:p>55</text:p>
          </table:table-cell>
          <table:table-cell office:value-type="float" office:value="6567" table:style-name="ce4">
            <text:p>6,567</text:p>
          </table:table-cell>
          <table:table-cell office:value-type="float" office:value="6402.309729999999" table:style-name="ce4">
            <text:p>6,402</text:p>
          </table:table-cell>
          <table:table-cell office:value-type="float" office:value="54" table:style-name="ce4">
            <text:p>54</text:p>
          </table:table-cell>
          <table:table-cell office:value-type="float" office:value="51.75" table:style-name="ce4">
            <text:p>52</text:p>
          </table:table-cell>
          <table:table-cell office:value-type="float" office:value="39" table:style-name="ce4">
            <text:p>39</text:p>
          </table:table-cell>
          <table:table-cell office:value-type="float" office:value="33.39" table:style-name="ce4">
            <text:p>33</text:p>
          </table:table-cell>
          <table:table-cell office:value-type="float" office:value="336" table:style-name="ce4">
            <text:p>336</text:p>
          </table:table-cell>
          <table:table-cell office:value-type="float" office:value="335.13" table:style-name="ce4">
            <text:p>335</text:p>
          </table:table-cell>
          <table:table-cell office:value-type="float" office:value="429" table:style-name="ce4">
            <text:p>429</text:p>
          </table:table-cell>
          <table:table-cell office:value-type="float" office:value="420.27" table:style-name="ce4">
            <text:p>420</text:p>
          </table:table-cell>
          <table:table-cell office:value-type="float" office:value="0" table:style-name="ce4">
            <text:p>0</text:p>
          </table:table-cell>
          <table:table-cell office:value-type="float" office:value="6996" table:style-name="ce4">
            <text:p>6,996</text:p>
          </table:table-cell>
          <table:table-cell office:value-type="float" office:value="6822.5797299999995" table:style-name="ce4">
            <text:p>6,823</text:p>
          </table:table-cell>
          <table:table-cell office:value-type="float" office:value="23037559.030000001" table:style-name="ce4">
            <text:p>23,037,559</text:p>
          </table:table-cell>
          <table:table-cell office:value-type="float" office:value="1055517.6199999999" table:style-name="ce4">
            <text:p>1,055,518</text:p>
          </table:table-cell>
          <table:table-cell office:value-type="float" office:value="277997.91000000003" table:style-name="ce4">
            <text:p>277,998</text:p>
          </table:table-cell>
          <table:table-cell office:value-type="float" office:value="71013.989999999991" table:style-name="ce4">
            <text:p>71,014</text:p>
          </table:table-cell>
          <table:table-cell office:value-type="float" office:value="6678131.7199999979" table:style-name="ce4">
            <text:p>6,678,132</text:p>
          </table:table-cell>
          <table:table-cell office:value-type="float" office:value="3924865.9499999997" table:style-name="ce4">
            <text:p>3,924,866</text:p>
          </table:table-cell>
          <table:table-cell office:value-type="float" office:value="35045086.219999999" table:style-name="ce4">
            <text:p>35,045,086</text:p>
          </table:table-cell>
          <table:table-cell office:value-type="float" office:value="4563966.88" table:style-name="ce4">
            <text:p>4,563,967</text:p>
          </table:table-cell>
          <table:table-cell office:value-type="float" office:value="686686.87" table:style-name="ce4">
            <text:p>686,687</text:p>
          </table:table-cell>
          <table:table-cell office:value-type="float" office:value="5250653.75" table:style-name="ce4">
            <text:p>5,250,654</text:p>
          </table:table-cell>
          <table:table-cell office:value-type="float" office:value="40295739.969999999" table:style-name="ce4">
            <text:p>40,295,740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26" table:style-name="ce4">
            <text:p>126</text:p>
          </table:table-cell>
          <table:table-cell office:value-type="float" office:value="114.38244" table:style-name="ce4">
            <text:p>114</text:p>
          </table:table-cell>
          <table:table-cell office:value-type="float" office:value="75" table:style-name="ce4">
            <text:p>75</text:p>
          </table:table-cell>
          <table:table-cell office:value-type="float" office:value="71.058660000000017" table:style-name="ce4">
            <text:p>71</text:p>
          </table:table-cell>
          <table:table-cell office:value-type="float" office:value="92" table:style-name="ce4">
            <text:p>92</text:p>
          </table:table-cell>
          <table:table-cell office:value-type="float" office:value="90.201349999999991" table:style-name="ce4">
            <text:p>90</text:p>
          </table:table-cell>
          <table:table-cell office:value-type="float" office:value="16" table:style-name="ce4">
            <text:p>16</text:p>
          </table:table-cell>
          <table:table-cell office:value-type="float" office:value="11.64864" table:style-name="ce4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1" table:style-name="ce4">
            <text:p>311</text:p>
          </table:table-cell>
          <table:table-cell office:value-type="float" office:value="289.29109" table:style-name="ce4">
            <text:p>28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1" table:style-name="ce4">
            <text:p>311</text:p>
          </table:table-cell>
          <table:table-cell office:value-type="float" office:value="289.29109" table:style-name="ce4">
            <text:p>289</text:p>
          </table:table-cell>
          <table:table-cell office:value-type="float" office:value="918792.67333333322" table:style-name="ce4">
            <text:p>918,793</text:p>
          </table:table-cell>
          <table:table-cell office:value-type="float" office:value="0" table:style-name="ce4">
            <text:p>0</text:p>
          </table:table-cell>
          <table:table-cell office:value-type="float" office:value="6489.1699999999992" table:style-name="ce4">
            <text:p>6,48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5281.84333333327" table:style-name="ce4">
            <text:p>925,28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5281.84333333327" table:style-name="ce4">
            <text:p>925,282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866" table:style-name="ce4">
            <text:p>9,866</text:p>
          </table:table-cell>
          <table:table-cell office:value-type="float" office:value="8680.5229500000805" table:style-name="ce4">
            <text:p>8,681</text:p>
          </table:table-cell>
          <table:table-cell office:value-type="float" office:value="2734" table:style-name="ce4">
            <text:p>2,734</text:p>
          </table:table-cell>
          <table:table-cell office:value-type="float" office:value="2588.0085099999974" table:style-name="ce4">
            <text:p>2,588</text:p>
          </table:table-cell>
          <table:table-cell office:value-type="float" office:value="2816" table:style-name="ce4">
            <text:p>2,816</text:p>
          </table:table-cell>
          <table:table-cell office:value-type="float" office:value="2660.8783299999959" table:style-name="ce4">
            <text:p>2,661</text:p>
          </table:table-cell>
          <table:table-cell office:value-type="float" office:value="750" table:style-name="ce4">
            <text:p>750</text:p>
          </table:table-cell>
          <table:table-cell office:value-type="float" office:value="730.51946000000009" table:style-name="ce4">
            <text:p>731</text:p>
          </table:table-cell>
          <table:table-cell office:value-type="float" office:value="71" table:style-name="ce4">
            <text:p>71</text:p>
          </table:table-cell>
          <table:table-cell office:value-type="float" office:value="70.55856" table:style-name="ce4">
            <text:p>71</text:p>
          </table:table-cell>
          <table:table-cell office:value-type="float" office:value="8" table:style-name="ce4">
            <text:p>8</text:p>
          </table:table-cell>
          <table:table-cell office:value-type="float" office:value="7.51389" table:style-name="ce4">
            <text:p>8</text:p>
          </table:table-cell>
          <table:table-cell office:value-type="float" office:value="16245" table:style-name="ce4">
            <text:p>16,245</text:p>
          </table:table-cell>
          <table:table-cell office:value-type="float" office:value="14738.001700000073" table:style-name="ce4">
            <text:p>14,738</text:p>
          </table:table-cell>
          <table:table-cell office:value-type="float" office:value="2074.8000000000002" table:style-name="ce4">
            <text:p>2,075</text:p>
          </table:table-cell>
          <table:table-cell office:value-type="float" office:value="2074.8000000000002" table:style-name="ce4">
            <text:p>2,075</text:p>
          </table:table-cell>
          <table:table-cell office:value-type="float" office:value="20.96" table:style-name="ce4">
            <text:p>21</text:p>
          </table:table-cell>
          <table:table-cell office:value-type="float" office:value="20.96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95.7600000000002" table:style-name="ce4">
            <text:p>2,096</text:p>
          </table:table-cell>
          <table:table-cell office:value-type="float" office:value="2095.7600000000002" table:style-name="ce4">
            <text:p>2,096</text:p>
          </table:table-cell>
          <table:table-cell office:value-type="float" office:value="0" table:style-name="ce4">
            <text:p>0</text:p>
          </table:table-cell>
          <table:table-cell office:value-type="float" office:value="18340.760000000002" table:style-name="ce4">
            <text:p>18,341</text:p>
          </table:table-cell>
          <table:table-cell office:value-type="float" office:value="16833.761700000076" table:style-name="ce4">
            <text:p>16,834</text:p>
          </table:table-cell>
          <table:table-cell office:value-type="float" office:value="34944833.840000004" table:style-name="ce4">
            <text:p>34,944,834</text:p>
          </table:table-cell>
          <table:table-cell office:value-type="float" office:value="670363.99" table:style-name="ce4">
            <text:p>670,364</text:p>
          </table:table-cell>
          <table:table-cell office:value-type="float" office:value="30325.439999999995" table:style-name="ce4">
            <text:p>30,325</text:p>
          </table:table-cell>
          <table:table-cell office:value-type="float" office:value="555929.87" table:style-name="ce4">
            <text:p>555,930</text:p>
          </table:table-cell>
          <table:table-cell office:value-type="float" office:value="9347999.0300000031" table:style-name="ce4">
            <text:p>9,347,999</text:p>
          </table:table-cell>
          <table:table-cell office:value-type="float" office:value="3718432.7899999991" table:style-name="ce4">
            <text:p>3,718,433</text:p>
          </table:table-cell>
          <table:table-cell office:value-type="float" office:value="49267884.960000001" table:style-name="ce4">
            <text:p>49,267,885</text:p>
          </table:table-cell>
          <table:table-cell office:value-type="float" office:value="7036741.0499999998" table:style-name="ce4">
            <text:p>7,036,741</text:p>
          </table:table-cell>
          <table:table-cell office:value-type="float" office:value="626.4" table:style-name="ce4">
            <text:p>626</text:p>
          </table:table-cell>
          <table:table-cell office:value-type="float" office:value="7037367.4500000002" table:style-name="ce4">
            <text:p>7,037,367</text:p>
          </table:table-cell>
          <table:table-cell office:value-type="float" office:value="56305252.410000004" table:style-name="ce4">
            <text:p>56,305,252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24" table:style-name="ce4">
            <text:p>424</text:p>
          </table:table-cell>
          <table:table-cell office:value-type="float" office:value="383.44191000000018" table:style-name="ce4">
            <text:p>383</text:p>
          </table:table-cell>
          <table:table-cell office:value-type="float" office:value="333" table:style-name="ce4">
            <text:p>333</text:p>
          </table:table-cell>
          <table:table-cell office:value-type="float" office:value="311.58306000000005" table:style-name="ce4">
            <text:p>312</text:p>
          </table:table-cell>
          <table:table-cell office:value-type="float" office:value="291" table:style-name="ce4">
            <text:p>291</text:p>
          </table:table-cell>
          <table:table-cell office:value-type="float" office:value="278.85568000000012" table:style-name="ce4">
            <text:p>279</text:p>
          </table:table-cell>
          <table:table-cell office:value-type="float" office:value="90" table:style-name="ce4">
            <text:p>90</text:p>
          </table:table-cell>
          <table:table-cell office:value-type="float" office:value="88.754869999999997" table:style-name="ce4">
            <text:p>89</text:p>
          </table:table-cell>
          <table:table-cell office:value-type="float" office:value="10" table:style-name="ce4">
            <text:p>10</text:p>
          </table:table-cell>
          <table:table-cell office:value-type="float" office:value="9.3153199999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48" table:style-name="ce4">
            <text:p>1,148</text:p>
          </table:table-cell>
          <table:table-cell office:value-type="float" office:value="1071.9508400000002" table:style-name="ce4">
            <text:p>1,07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150" table:style-name="ce4">
            <text:p>1,150</text:p>
          </table:table-cell>
          <table:table-cell office:value-type="float" office:value="1073.9508400000002" table:style-name="ce4">
            <text:p>1,074</text:p>
          </table:table-cell>
          <table:table-cell office:value-type="float" office:value="2807388.51" table:style-name="ce4">
            <text:p>2,807,389</text:p>
          </table:table-cell>
          <table:table-cell office:value-type="float" office:value="48077.600000000006" table:style-name="ce4">
            <text:p>48,078</text:p>
          </table:table-cell>
          <table:table-cell office:value-type="float" office:value="-10911.18" table:style-name="ce4">
            <text:p>-10,911</text:p>
          </table:table-cell>
          <table:table-cell office:value-type="float" office:value="18104.190000000002" table:style-name="ce4">
            <text:p>18,104</text:p>
          </table:table-cell>
          <table:table-cell office:value-type="float" office:value="668102.17999999993" table:style-name="ce4">
            <text:p>668,102</text:p>
          </table:table-cell>
          <table:table-cell office:value-type="float" office:value="285288.98000000004" table:style-name="ce4">
            <text:p>285,289</text:p>
          </table:table-cell>
          <table:table-cell office:value-type="float" office:value="3816050.28" table:style-name="ce4">
            <text:p>3,816,050</text:p>
          </table:table-cell>
          <table:table-cell office:value-type="float" office:value="20186.8" table:style-name="ce4">
            <text:p>20,187</text:p>
          </table:table-cell>
          <table:table-cell office:value-type="float" office:value="0" table:style-name="ce4">
            <text:p>0</text:p>
          </table:table-cell>
          <table:table-cell office:value-type="float" office:value="20186.8" table:style-name="ce4">
            <text:p>20,187</text:p>
          </table:table-cell>
          <table:table-cell office:value-type="float" office:value="3836237.0799999996" table:style-name="ce4">
            <text:p>3,836,237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Her Majesty’s Prison and Probation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8082" table:style-name="ce4">
            <text:p>28,082</text:p>
          </table:table-cell>
          <table:table-cell office:value-type="float" office:value="26498.746820000393" table:style-name="ce4">
            <text:p>26,499</text:p>
          </table:table-cell>
          <table:table-cell office:value-type="float" office:value="6570" table:style-name="ce4">
            <text:p>6,570</text:p>
          </table:table-cell>
          <table:table-cell office:value-type="float" office:value="6271.108350000025" table:style-name="ce4">
            <text:p>6,271</text:p>
          </table:table-cell>
          <table:table-cell office:value-type="float" office:value="7118" table:style-name="ce4">
            <text:p>7,118</text:p>
          </table:table-cell>
          <table:table-cell office:value-type="float" office:value="6815.0799600000164" table:style-name="ce4">
            <text:p>6,815</text:p>
          </table:table-cell>
          <table:table-cell office:value-type="float" office:value="870" table:style-name="ce4">
            <text:p>870</text:p>
          </table:table-cell>
          <table:table-cell office:value-type="float" office:value="851.66693999999995" table:style-name="ce4">
            <text:p>852</text:p>
          </table:table-cell>
          <table:table-cell office:value-type="float" office:value="87" table:style-name="ce4">
            <text:p>87</text:p>
          </table:table-cell>
          <table:table-cell office:value-type="float" office:value="86.5" table:style-name="ce4">
            <text:p>87</text:p>
          </table:table-cell>
          <table:table-cell office:value-type="float" office:value="19618" table:style-name="ce4">
            <text:p>19,618</text:p>
          </table:table-cell>
          <table:table-cell office:value-type="float" office:value="18194.272099999973" table:style-name="ce4">
            <text:p>18,194</text:p>
          </table:table-cell>
          <table:table-cell office:value-type="float" office:value="62345" table:style-name="ce4">
            <text:p>62,345</text:p>
          </table:table-cell>
          <table:table-cell office:value-type="float" office:value="58717.37417000041" table:style-name="ce4">
            <text:p>58,717</text:p>
          </table:table-cell>
          <table:table-cell office:value-type="float" office:value="1253.1199999999999" table:style-name="ce4">
            <text:p>1,253</text:p>
          </table:table-cell>
          <table:table-cell office:value-type="float" office:value="1253.1199999999999" table:style-name="ce4">
            <text:p>1,25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254.1199999999999" table:style-name="ce4">
            <text:p>1,254</text:p>
          </table:table-cell>
          <table:table-cell office:value-type="float" office:value="1254.1199999999999" table:style-name="ce4">
            <text:p>1,254</text:p>
          </table:table-cell>
          <table:table-cell office:value-type="float" office:value="0" table:style-name="ce4">
            <text:p>0</text:p>
          </table:table-cell>
          <table:table-cell office:value-type="float" office:value="63599.12" table:style-name="ce4">
            <text:p>63,599</text:p>
          </table:table-cell>
          <table:table-cell office:value-type="float" office:value="59971.494170000413" table:style-name="ce4">
            <text:p>59,971</text:p>
          </table:table-cell>
          <table:table-cell office:value-type="float" office:value="151465593.38" table:style-name="ce4">
            <text:p>151,465,593</text:p>
          </table:table-cell>
          <table:table-cell office:value-type="float" office:value="14726293.950000003" table:style-name="ce4">
            <text:p>14,726,294</text:p>
          </table:table-cell>
          <table:table-cell office:value-type="float" office:value="-1333239.9900000002" table:style-name="ce4">
            <text:p>-1,333,240</text:p>
          </table:table-cell>
          <table:table-cell office:value-type="float" office:value="10005330.369999999" table:style-name="ce4">
            <text:p>10,005,330</text:p>
          </table:table-cell>
          <table:table-cell office:value-type="float" office:value="41095753.309999995" table:style-name="ce4">
            <text:p>41,095,753</text:p>
          </table:table-cell>
          <table:table-cell office:value-type="float" office:value="17562862.659999996" table:style-name="ce4">
            <text:p>17,562,863</text:p>
          </table:table-cell>
          <table:table-cell office:value-type="float" office:value="233522593.67999998" table:style-name="ce4">
            <text:p>233,522,594</text:p>
          </table:table-cell>
          <table:table-cell office:value-type="float" office:value="5126536.5999999996" table:style-name="ce4">
            <text:p>5,126,537</text:p>
          </table:table-cell>
          <table:table-cell office:value-type="float" office:value="-83714.459999999977" table:style-name="ce4">
            <text:p>-83,714</text:p>
          </table:table-cell>
          <table:table-cell office:value-type="float" office:value="5042822.1399999997" table:style-name="ce4">
            <text:p>5,042,822</text:p>
          </table:table-cell>
          <table:table-cell office:value-type="float" office:value="238565415.81999996" table:style-name="ce4">
            <text:p>238,565,416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891" table:style-name="ce4">
            <text:p>891</text:p>
          </table:table-cell>
          <table:table-cell office:value-type="float" office:value="802.9518799999978" table:style-name="ce4">
            <text:p>803</text:p>
          </table:table-cell>
          <table:table-cell office:value-type="float" office:value="413" table:style-name="ce4">
            <text:p>413</text:p>
          </table:table-cell>
          <table:table-cell office:value-type="float" office:value="393.90458000000012" table:style-name="ce4">
            <text:p>394</text:p>
          </table:table-cell>
          <table:table-cell office:value-type="float" office:value="176" table:style-name="ce4">
            <text:p>176</text:p>
          </table:table-cell>
          <table:table-cell office:value-type="float" office:value="166.49298000000007" table:style-name="ce4">
            <text:p>166</text:p>
          </table:table-cell>
          <table:table-cell office:value-type="float" office:value="20" table:style-name="ce4">
            <text:p>20</text:p>
          </table:table-cell>
          <table:table-cell office:value-type="float" office:value="19.8" table:style-name="ce4">
            <text:p>2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02" table:style-name="ce4">
            <text:p>1,502</text:p>
          </table:table-cell>
          <table:table-cell office:value-type="float" office:value="1385.1494399999979" table:style-name="ce4">
            <text:p>1,385</text:p>
          </table:table-cell>
          <table:table-cell office:value-type="float" office:value="244" table:style-name="ce4">
            <text:p>244</text:p>
          </table:table-cell>
          <table:table-cell office:value-type="float" office:value="231.1" table:style-name="ce4">
            <text:p>2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4" table:style-name="ce4">
            <text:p>244</text:p>
          </table:table-cell>
          <table:table-cell office:value-type="float" office:value="231.1" table:style-name="ce4">
            <text:p>231</text:p>
          </table:table-cell>
          <table:table-cell office:value-type="float" office:value="0" table:style-name="ce4">
            <text:p>0</text:p>
          </table:table-cell>
          <table:table-cell office:value-type="float" office:value="1746" table:style-name="ce4">
            <text:p>1,746</text:p>
          </table:table-cell>
          <table:table-cell office:value-type="float" office:value="1616.2494399999978" table:style-name="ce4">
            <text:p>1,616</text:p>
          </table:table-cell>
          <table:table-cell office:value-type="float" office:value="2853767.0100000002" table:style-name="ce4">
            <text:p>2,853,767</text:p>
          </table:table-cell>
          <table:table-cell office:value-type="float" office:value="50516.979999999996" table:style-name="ce4">
            <text:p>50,517</text:p>
          </table:table-cell>
          <table:table-cell office:value-type="float" office:value="-72894.78" table:style-name="ce4">
            <text:p>-72,895</text:p>
          </table:table-cell>
          <table:table-cell office:value-type="float" office:value="130495.29" table:style-name="ce4">
            <text:p>130,495</text:p>
          </table:table-cell>
          <table:table-cell office:value-type="float" office:value="752230.15999999992" table:style-name="ce4">
            <text:p>752,230</text:p>
          </table:table-cell>
          <table:table-cell office:value-type="float" office:value="308058.23000000004" table:style-name="ce4">
            <text:p>308,058</text:p>
          </table:table-cell>
          <table:table-cell office:value-type="float" office:value="4022172.89" table:style-name="ce4">
            <text:p>4,022,173</text:p>
          </table:table-cell>
          <table:table-cell office:value-type="float" office:value="654830.38000000012" table:style-name="ce4">
            <text:p>654,830</text:p>
          </table:table-cell>
          <table:table-cell office:value-type="float" office:value="100000" table:style-name="ce4">
            <text:p>100,000</text:p>
          </table:table-cell>
          <table:table-cell office:value-type="float" office:value="754830.38000000012" table:style-name="ce4">
            <text:p>754,830</text:p>
          </table:table-cell>
          <table:table-cell office:value-type="float" office:value="4777003.2700000005" table:style-name="ce4">
            <text:p>4,777,003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56" table:style-name="ce4">
            <text:p>2,256</text:p>
          </table:table-cell>
          <table:table-cell office:value-type="float" office:value="2052.6" table:style-name="ce4">
            <text:p>2,053</text:p>
          </table:table-cell>
          <table:table-cell office:value-type="float" office:value="2256" table:style-name="ce4">
            <text:p>2,256</text:p>
          </table:table-cell>
          <table:table-cell office:value-type="float" office:value="2052.6" table:style-name="ce4">
            <text:p>2,053</text:p>
          </table:table-cell>
          <table:table-cell office:value-type="float" office:value="63" table:style-name="ce4">
            <text:p>63</text:p>
          </table:table-cell>
          <table:table-cell office:value-type="float" office:value="63" table:style-name="ce4">
            <text:p>63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9" table:style-name="ce4">
            <text:p>69</text:p>
          </table:table-cell>
          <table:table-cell office:value-type="float" office:value="69" table:style-name="ce4">
            <text:p>69</text:p>
          </table:table-cell>
          <table:table-cell office:value-type="float" office:value="0" table:style-name="ce4">
            <text:p>0</text:p>
          </table:table-cell>
          <table:table-cell office:value-type="float" office:value="2325" table:style-name="ce4">
            <text:p>2,325</text:p>
          </table:table-cell>
          <table:table-cell office:value-type="float" office:value="2121.6" table:style-name="ce4">
            <text:p>2,122</text:p>
          </table:table-cell>
          <table:table-cell office:value-type="float" office:value="9284309.0799999908" table:style-name="ce4">
            <text:p>9,284,3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84309.0799999908" table:style-name="ce4">
            <text:p>9,284,309</text:p>
          </table:table-cell>
          <table:table-cell office:value-type="float" office:value="618156.56000000006" table:style-name="ce4">
            <text:p>618,157</text:p>
          </table:table-cell>
          <table:table-cell office:value-type="float" office:value="0" table:style-name="ce4">
            <text:p>0</text:p>
          </table:table-cell>
          <table:table-cell office:value-type="float" office:value="618156.56000000006" table:style-name="ce4">
            <text:p>618,157</text:p>
          </table:table-cell>
          <table:table-cell office:value-type="float" office:value="9902465.6399999913" table:style-name="ce4">
            <text:p>9,902,466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4.06" table:style-name="ce4">
            <text:p>94</text:p>
          </table:table-cell>
          <table:table-cell office:value-type="float" office:value="99" table:style-name="ce4">
            <text:p>99</text:p>
          </table:table-cell>
          <table:table-cell office:value-type="float" office:value="94.06" table:style-name="ce4">
            <text:p>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4.06" table:style-name="ce4">
            <text:p>94</text:p>
          </table:table-cell>
          <table:table-cell office:value-type="float" office:value="439088" table:style-name="ce4">
            <text:p>439,088</text:p>
          </table:table-cell>
          <table:table-cell office:value-type="float" office:value="0" table:style-name="ce4">
            <text:p>0</text:p>
          </table:table-cell>
          <table:table-cell office:value-type="float" office:value="1750" table:style-name="ce4">
            <text:p>1,7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0838" table:style-name="ce4">
            <text:p>440,8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0838" table:style-name="ce4">
            <text:p>440,838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6" table:style-name="ce4">
            <text:p>26</text:p>
          </table:table-cell>
          <table:table-cell office:value-type="float" office:value="25.6" table:style-name="ce4">
            <text:p>26</text:p>
          </table:table-cell>
          <table:table-cell office:value-type="float" office:value="47" table:style-name="ce4">
            <text:p>47</text:p>
          </table:table-cell>
          <table:table-cell office:value-type="float" office:value="46.6" table:style-name="ce4">
            <text:p>47</text:p>
          </table:table-cell>
          <table:table-cell office:value-type="float" office:value="12" table:style-name="ce4">
            <text:p>12</text:p>
          </table:table-cell>
          <table:table-cell office:value-type="float" office:value="11.6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90" table:style-name="ce4">
            <text:p>90</text:p>
          </table:table-cell>
          <table:table-cell office:value-type="float" office:value="88" table:style-name="ce4">
            <text:p>88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7" table:style-name="ce4">
            <text:p>97</text:p>
          </table:table-cell>
          <table:table-cell office:value-type="float" office:value="318846.31000000006" table:style-name="ce4">
            <text:p>318,846</text:p>
          </table:table-cell>
          <table:table-cell office:value-type="float" office:value="15497.369999999999" table:style-name="ce4">
            <text:p>15,497</text:p>
          </table:table-cell>
          <table:table-cell office:value-type="float" office:value="0" table:style-name="ce4">
            <text:p>0</text:p>
          </table:table-cell>
          <table:table-cell office:value-type="float" office:value="460.38" table:style-name="ce4">
            <text:p>460</text:p>
          </table:table-cell>
          <table:table-cell office:value-type="float" office:value="79291.390000000014" table:style-name="ce4">
            <text:p>79,291</text:p>
          </table:table-cell>
          <table:table-cell office:value-type="float" office:value="38610.94" table:style-name="ce4">
            <text:p>38,611</text:p>
          </table:table-cell>
          <table:table-cell office:value-type="float" office:value="452706.39000000007" table:style-name="ce4">
            <text:p>452,706</text:p>
          </table:table-cell>
          <table:table-cell office:value-type="float" office:value="60708.55" table:style-name="ce4">
            <text:p>60,709</text:p>
          </table:table-cell>
          <table:table-cell office:value-type="float" office:value="4704" table:style-name="ce4">
            <text:p>4,704</text:p>
          </table:table-cell>
          <table:table-cell office:value-type="float" office:value="65412.55" table:style-name="ce4">
            <text:p>65,413</text:p>
          </table:table-cell>
          <table:table-cell office:value-type="float" office:value="518118.94000000006" table:style-name="ce4">
            <text:p>518,119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35.119999999999997" table:style-name="ce4">
            <text:p>35</text:p>
          </table:table-cell>
          <table:table-cell office:value-type="float" office:value="39" table:style-name="ce4">
            <text:p>39</text:p>
          </table:table-cell>
          <table:table-cell office:value-type="float" office:value="35.119999999999997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35.119999999999997" table:style-name="ce4">
            <text:p>35</text:p>
          </table:table-cell>
          <table:table-cell office:value-type="float" office:value="254228.5199999999" table:style-name="ce4">
            <text:p>254,2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4228.5199999999" table:style-name="ce4">
            <text:p>254,2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4228.5199999999" table:style-name="ce4">
            <text:p>254,229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2" table:style-name="ce4">
            <text:p>12</text:p>
          </table:table-cell>
          <table:table-cell office:value-type="float" office:value="11.5" table:style-name="ce4">
            <text:p>12</text:p>
          </table:table-cell>
          <table:table-cell office:value-type="float" office:value="110" table:style-name="ce4">
            <text:p>110</text:p>
          </table:table-cell>
          <table:table-cell office:value-type="float" office:value="107.9" table:style-name="ce4">
            <text:p>108</text:p>
          </table:table-cell>
          <table:table-cell office:value-type="float" office:value="48" table:style-name="ce4">
            <text:p>48</text:p>
          </table:table-cell>
          <table:table-cell office:value-type="float" office:value="47.2" table:style-name="ce4">
            <text:p>47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2" table:style-name="ce4">
            <text:p>182</text:p>
          </table:table-cell>
          <table:table-cell office:value-type="float" office:value="177.60000000000002" table:style-name="ce4">
            <text:p>178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188" table:style-name="ce4">
            <text:p>188</text:p>
          </table:table-cell>
          <table:table-cell office:value-type="float" office:value="183.60000000000002" table:style-name="ce4">
            <text:p>184</text:p>
          </table:table-cell>
          <table:table-cell office:value-type="float" office:value="441639.66" table:style-name="ce4">
            <text:p>441,640</text:p>
          </table:table-cell>
          <table:table-cell office:value-type="float" office:value="1082.03" table:style-name="ce4">
            <text:p>1,082</text:p>
          </table:table-cell>
          <table:table-cell office:value-type="float" office:value="391.88000000000011" table:style-name="ce4">
            <text:p>392</text:p>
          </table:table-cell>
          <table:table-cell office:value-type="float" office:value="414.43" table:style-name="ce4">
            <text:p>414</text:p>
          </table:table-cell>
          <table:table-cell office:value-type="float" office:value="108901.26999999999" table:style-name="ce4">
            <text:p>108,901</text:p>
          </table:table-cell>
          <table:table-cell office:value-type="float" office:value="49042.430000000008" table:style-name="ce4">
            <text:p>49,042</text:p>
          </table:table-cell>
          <table:table-cell office:value-type="float" office:value="601471.70000000007" table:style-name="ce4">
            <text:p>601,472</text:p>
          </table:table-cell>
          <table:table-cell office:value-type="float" office:value="15427.65" table:style-name="ce4">
            <text:p>15,428</text:p>
          </table:table-cell>
          <table:table-cell office:value-type="float" office:value="0" table:style-name="ce4">
            <text:p>0</text:p>
          </table:table-cell>
          <table:table-cell office:value-type="float" office:value="15427.65" table:style-name="ce4">
            <text:p>15,428</text:p>
          </table:table-cell>
          <table:table-cell office:value-type="float" office:value="616899.35000000009" table:style-name="ce4">
            <text:p>616,899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17" table:style-name="ce4">
            <text:p>17</text:p>
          </table:table-cell>
          <table:table-cell office:value-type="float" office:value="16.399999999999999" table:style-name="ce4">
            <text:p>16</text:p>
          </table:table-cell>
          <table:table-cell office:value-type="float" office:value="45" table:style-name="ce4">
            <text:p>45</text:p>
          </table:table-cell>
          <table:table-cell office:value-type="float" office:value="43.26" table:style-name="ce4">
            <text:p>43</text:p>
          </table:table-cell>
          <table:table-cell office:value-type="float" office:value="33" table:style-name="ce4">
            <text:p>33</text:p>
          </table:table-cell>
          <table:table-cell office:value-type="float" office:value="32.86" table:style-name="ce4">
            <text:p>3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9.52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9.52" table:style-name="ce4">
            <text:p>100</text:p>
          </table:table-cell>
          <table:table-cell office:value-type="float" office:value="355665.46" table:style-name="ce4">
            <text:p>355,665</text:p>
          </table:table-cell>
          <table:table-cell office:value-type="float" office:value="4597.3099999999995" table:style-name="ce4">
            <text:p>4,597</text:p>
          </table:table-cell>
          <table:table-cell office:value-type="float" office:value="3750" table:style-name="ce4">
            <text:p>3,750</text:p>
          </table:table-cell>
          <table:table-cell office:value-type="float" office:value="0" table:style-name="ce4">
            <text:p>0</text:p>
          </table:table-cell>
          <table:table-cell office:value-type="float" office:value="91547.349999999991" table:style-name="ce4">
            <text:p>91,547</text:p>
          </table:table-cell>
          <table:table-cell office:value-type="float" office:value="39363.11" table:style-name="ce4">
            <text:p>39,363</text:p>
          </table:table-cell>
          <table:table-cell office:value-type="float" office:value="494923.23" table:style-name="ce4">
            <text:p>494,9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94923.23" table:style-name="ce4">
            <text:p>494,923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August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5" table:style-name="ce4">
            <text:p>5</text:p>
          </table:table-cell>
          <table:table-cell office:value-type="float" office:value="6.6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6.6" table:style-name="ce4">
            <text:p>7</text:p>
          </table:table-cell>
          <table:table-cell office:value-type="float" office:value="16" table:style-name="ce4">
            <text:p>16</text:p>
          </table:table-cell>
          <table:table-cell office:value-type="float" office:value="15.6" table:style-name="ce4">
            <text:p>16</text:p>
          </table:table-cell>
          <table:table-cell office:value-type="float" office:value="13" table:style-name="ce4">
            <text:p>13</text:p>
          </table:table-cell>
          <table:table-cell office:value-type="float" office:value="12.8" table:style-name="ce4">
            <text:p>13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1" table:style-name="ce4">
            <text:p>51</text:p>
          </table:table-cell>
          <table:table-cell office:value-type="float" office:value="45.599999999999994" table:style-name="ce4">
            <text:p>4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2" table:style-name="ce4">
            <text:p>52</text:p>
          </table:table-cell>
          <table:table-cell office:value-type="float" office:value="46.599999999999994" table:style-name="ce4">
            <text:p>47</text:p>
          </table:table-cell>
          <table:table-cell office:value-type="float" office:value="173965.12000000002" table:style-name="ce4">
            <text:p>173,965</text:p>
          </table:table-cell>
          <table:table-cell office:value-type="float" office:value="638.79" table:style-name="ce4">
            <text:p>6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037.020000000004" table:style-name="ce4">
            <text:p>48,037</text:p>
          </table:table-cell>
          <table:table-cell office:value-type="float" office:value="20790.560000000001" table:style-name="ce4">
            <text:p>20,791</text:p>
          </table:table-cell>
          <table:table-cell office:value-type="float" office:value="243431.49000000005" table:style-name="ce4">
            <text:p>243,431</text:p>
          </table:table-cell>
          <table:table-cell office:value-type="float" office:value="18376.490000000002" table:style-name="ce4">
            <text:p>18,376</text:p>
          </table:table-cell>
          <table:table-cell office:value-type="float" office:value="0" table:style-name="ce4">
            <text:p>0</text:p>
          </table:table-cell>
          <table:table-cell office:value-type="float" office:value="18376.490000000002" table:style-name="ce4">
            <text:p>18,376</text:p>
          </table:table-cell>
          <table:table-cell office:value-type="float" office:value="261807.98000000004" table:style-name="ce4">
            <text:p>261,808</text:p>
          </table:table-cell>
          <table:table-cell table:number-columns-repeated="16343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Hartley, Robert</meta:initial-creator>
    <dc:creator>Hartley, Robert</dc:creator>
    <meta:creation-date>2022-09-30T10:29:42Z</meta:creation-date>
    <dc:date>2022-11-01T13:24:44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